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11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078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0.9957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0.73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1.5709in"/>
    </style:style>
    <style:style style:name="co13" style:family="table-column">
      <style:table-column-properties fo:break-before="auto" style:column-width="0.7701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ta1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3838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>
      <style:table-cell-properties style:vertical-align="top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e3436" style:font-name="Cantarell" style:font-name-asian="Cantarell" style:font-size-asian="6.40000009536743pt" style:font-name-complex="Cantarell" style:font-size-complex="6.40000009536743pt"/>
    </style:style>
    <style:style style:name="ce22" style:family="table-cell" style:parent-style-name="Default">
      <style:table-cell-properties style:vertical-align="middle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3299in"/>
      <style:paragraph-properties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text-scale="100%" style:language-asian="zh" style:country-asian="C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shapes>
          <draw:frame draw:z-index="0" draw:style-name="gr1" draw:text-style-name="P1" svg:width="7.9189in" svg:height="4.7421in" svg:x="1.7551in" svg:y="3.7713in">
            <draw:object draw:notify-on-update-of-ranges="Folha1.B3:Folha1.B17 Folha1.G3:Folha1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11in" svg:height="5.4839in" svg:x="1.7602in" svg:y="8.4531in">
            <draw:object draw:notify-on-update-of-ranges="Folha1.B3:Folha1.B17 Folha1.J3:Folha1.J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6087in" svg:height="4.8421in" svg:x="9.6945in" svg:y="3.7772in">
            <draw:object draw:notify-on-update-of-ranges="Folha1.B3:Folha1.B17 Folha1.N3:Folha1.N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5in" svg:height="4.6417in" svg:x="9.7374in" svg:y="8.5193in">
            <draw:object draw:notify-on-update-of-ranges="Folha1.B3:Folha1.B17 Folha1.R3:Folha1.R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Text Frame 1" draw:style-name="gr2" draw:text-style-name="P3" svg:width="8.3228in" svg:height="1.3299in" svg:x="11.2492in" svg:y="13.5799in">
            <draw:text-box>
              <text:p text:style-name="P2"><text:span text:style-name="T1">Para a bateria de testes dados o algoritmo Weighted Quick Union evidenciou (por análise gráfica e média de operações) ser o mais eficiente. O Grupo concluiu que se os testes fossem mais extensivos (números de pares superiores o algoritmo mais eficiente seria o Compress Weighted Quick Union (é importante notar que nos testes apresentados o Compress Weighted Quick Union possui igual número de operações de união ao <text:s/>Weighted Quick Union e menor número de operações de procura, contudo, devido a operações de compressão, o total de operações do algoritmo Compressed Weighted Union supera o o do Weighted Quick Union, como referido, tal não aconteceria com testes de número par superior uma vez que as operações de procura do WQU ultrapassariam o total de operaçãoes de procura e compressão do CWQU)</text:span></text:p>
            </draw:text-box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06" table:default-cell-style-name="Default"/>
        <table:table-row table:style-name="ro1">
          <table:table-cell/>
          <table:table-cell table:style-name="ce11" table:number-columns-repeated="3"/>
          <table:table-cell table:style-name="ce15" office:value-type="string" calcext:value-type="string" table:number-columns-spanned="3" table:number-rows-spanned="1">
            <text:p>Quick Find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Quick Unio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Weighted Quick Union</text:p>
          </table:table-cell>
          <table:covered-table-cell table:number-columns-repeated="2" table:style-name="ce8"/>
          <table:table-cell/>
          <table:table-cell table:style-name="ce15" office:value-type="string" calcext:value-type="string" table:number-columns-spanned="4" table:number-rows-spanned="1">
            <text:p>Compressed Weighted Quick Union</text:p>
          </table:table-cell>
          <table:covered-table-cell table:style-name="ce11"/>
          <table:covered-table-cell table:style-name="ce8"/>
          <table:covered-table-cell table:style-name="ce22"/>
          <table:table-cell table:number-columns-repeated="1006"/>
        </table:table-row>
        <table:table-row table:style-name="ro2"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Pares</text:p>
          </table:table-cell>
          <table:table-cell table:style-name="ce1" office:value-type="string" calcext:value-type="string">
            <text:p>Ligações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og(total)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 Op.</text:p>
          </table:table-cell>
          <table:table-cell table:style-name="ce1" office:value-type="string" calcext:value-type="string">
            <text:p>Compres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og(total)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10.txt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19" calcext:value-type="float">
            <text:p>119</text:p>
          </table:table-cell>
          <table:table-cell table:style-name="ce4" table:formula="of:=SUM([.E3:.F3])" office:value-type="float" office:value="139" calcext:value-type="float">
            <text:p>139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SUM([.H3:.I3])" office:value-type="float" office:value="38" calcext:value-type="float">
            <text:p>3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8" calcext:value-type="float">
            <text:p>48</text:p>
          </table:table-cell>
          <table:table-cell table:style-name="ce27" table:formula="of:=SUM([.K3:.L3])" office:value-type="float" office:value="84" calcext:value-type="float">
            <text:p>84</text:p>
          </table:table-cell>
          <table:table-cell table:formula="of:=LOG([.M3])" office:value-type="float" office:value="1.92427928606188" calcext:value-type="float">
            <text:p>1.9242792860618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1" calcext:value-type="float">
            <text:p>61</text:p>
          </table:table-cell>
          <table:table-cell table:style-name="ce27" table:formula="of:=SUM([.O3:.Q3])" office:value-type="float" office:value="143" calcext:value-type="float">
            <text:p>143</text:p>
          </table:table-cell>
          <table:table-cell table:formula="of:=LOG([.R3])" office:value-type="float" office:value="2.15533603746506" calcext:value-type="float">
            <text:p>2.15533603746506</text:p>
          </table:table-cell>
          <table:table-cell/>
          <table:table-cell table:style-name="ce23" office:value-type="string" calcext:value-type="string">
            <text:p>Tempo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z20.txt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2" calcext:value-type="float">
            <text:p>482</text:p>
          </table:table-cell>
          <table:table-cell table:style-name="ce4" table:formula="of:=SUM([.E4:.F4])" office:value-type="float" office:value="522" calcext:value-type="float">
            <text:p>52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SUM([.H4:.I4])" office:value-type="float" office:value="114" calcext:value-type="float">
            <text:p>114</text:p>
          </table:table-cell>
          <table:table-cell table:style-name="ce27" office:value-type="float" office:value="78" calcext:value-type="float">
            <text:p>78</text:p>
          </table:table-cell>
          <table:table-cell table:style-name="ce27" table:formula="of:=16*6" office:value-type="float" office:value="96" calcext:value-type="float">
            <text:p>96</text:p>
          </table:table-cell>
          <table:table-cell table:style-name="ce27" table:formula="of:=SUM([.K4:.L4])" office:value-type="float" office:value="174" calcext:value-type="float">
            <text:p>174</text:p>
          </table:table-cell>
          <table:table-cell table:formula="of:=LOG([.M4])" office:value-type="float" office:value="2.2405492482826" calcext:value-type="float">
            <text:p>2.2405492482826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table:formula="of:=SUM([.O4:.Q4])" office:value-type="float" office:value="287" calcext:value-type="float">
            <text:p>287</text:p>
          </table:table-cell>
          <table:table-cell table:formula="of:=LOG([.R4])" office:value-type="float" office:value="2.45788189673399" calcext:value-type="float">
            <text:p>2.4578818967339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50.txt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749" calcext:value-type="float">
            <text:p>2749</text:p>
          </table:table-cell>
          <table:table-cell table:style-name="ce4" table:formula="of:=SUM([.E5:.F5])" office:value-type="float" office:value="2849" calcext:value-type="float">
            <text:p>284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formula="of:=SUM([.H5:.I5])" office:value-type="float" office:value="391" calcext:value-type="float">
            <text:p>391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table:formula="of:=SUM([.K5:.L5])" office:value-type="float" office:value="478" calcext:value-type="float">
            <text:p>478</text:p>
          </table:table-cell>
          <table:table-cell table:formula="of:=LOG([.M5])" office:value-type="float" office:value="2.67942789661212" calcext:value-type="float">
            <text:p>2.67942789661212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table:formula="of:=SUM([.O5:.Q5])" office:value-type="float" office:value="774" calcext:value-type="float">
            <text:p>774</text:p>
          </table:table-cell>
          <table:table-cell table:formula="of:=LOG([.R5])" office:value-type="float" office:value="2.88874096068289" calcext:value-type="float">
            <text:p>2.88874096068289</text:p>
          </table:table-cell>
          <table:table-cell/>
          <table:table-cell table:style-name="ce16"/>
          <table:table-cell office:value-type="string" calcext:value-type="string" table:number-columns-spanned="5" table:number-rows-spanned="1">
            <text:p>Realizável em contexto de laboratório não atrasado</text:p>
          </table:table-cell>
          <table:covered-table-cell table:number-columns-repeated="4"/>
          <table:table-cell table:number-columns-repeated="998"/>
        </table:table-row>
        <table:table-row table:style-name="ro2">
          <table:table-cell table:style-name="ce2" office:value-type="string" calcext:value-type="string">
            <text:p>z100.txt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589" calcext:value-type="float">
            <text:p>10589</text:p>
          </table:table-cell>
          <table:table-cell table:style-name="ce4" table:formula="of:=SUM([.E6:.F6])" office:value-type="float" office:value="10789" calcext:value-type="float">
            <text:p>10789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formula="of:=SUM([.H6:.I6])" office:value-type="float" office:value="918" calcext:value-type="float">
            <text:p>918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516" calcext:value-type="float">
            <text:p>516</text:p>
          </table:table-cell>
          <table:table-cell table:style-name="ce27" table:formula="of:=SUM([.K6:.L6])" office:value-type="float" office:value="966" calcext:value-type="float">
            <text:p>966</text:p>
          </table:table-cell>
          <table:table-cell table:formula="of:=LOG([.M6])" office:value-type="float" office:value="2.98497712641549" calcext:value-type="float">
            <text:p>2.98497712641549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516" calcext:value-type="float">
            <text:p>516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table:formula="of:=SUM([.O6:.Q6])" office:value-type="float" office:value="1582" calcext:value-type="float">
            <text:p>1582</text:p>
          </table:table-cell>
          <table:table-cell table:formula="of:=LOG([.R6])" office:value-type="float" office:value="3.19920647916166" calcext:value-type="float">
            <text:p>3.19920647916166</text:p>
          </table:table-cell>
          <table:table-cell/>
          <table:table-cell table:style-name="ce17"/>
          <table:table-cell office:value-type="string" calcext:value-type="string" table:number-columns-spanned="5" table:number-rows-spanned="1">
            <text:p>Realizável em contexto de laboratório adiantado</text:p>
          </table:table-cell>
          <table:covered-table-cell table:number-columns-repeated="4"/>
          <table:table-cell table:number-columns-repeated="998"/>
        </table:table-row>
        <table:table-row table:style-name="ro2">
          <table:table-cell table:style-name="ce2" office:value-type="string" calcext:value-type="string">
            <text:p>z200.txt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1518" calcext:value-type="float">
            <text:p>41518</text:p>
          </table:table-cell>
          <table:table-cell table:style-name="ce4" table:formula="of:=SUM([.E7:.F7])" office:value-type="float" office:value="41918" calcext:value-type="float">
            <text:p>41918</text:p>
          </table:table-cell>
          <table:table-cell table:style-name="ce4" office:value-type="float" office:value="3046" calcext:value-type="float">
            <text:p>3046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SUM([.H7:.I7])" office:value-type="float" office:value="3216" calcext:value-type="float">
            <text:p>3216</text:p>
          </table:table-cell>
          <table:table-cell table:style-name="ce27" office:value-type="float" office:value="924" calcext:value-type="float">
            <text:p>924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table:formula="of:=SUM([.K7:.L7])" office:value-type="float" office:value="1944" calcext:value-type="float">
            <text:p>1944</text:p>
          </table:table-cell>
          <table:table-cell table:formula="of:=LOG([.M7])" office:value-type="float" office:value="3.28869626059026" calcext:value-type="float">
            <text:p>3.28869626059026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1282" calcext:value-type="float">
            <text:p>1282</text:p>
          </table:table-cell>
          <table:table-cell table:style-name="ce27" table:formula="of:=SUM([.O7:.Q7])" office:value-type="float" office:value="3154" calcext:value-type="float">
            <text:p>3154</text:p>
          </table:table-cell>
          <table:table-cell table:formula="of:=LOG([.R7])" office:value-type="float" office:value="3.49886168899288" calcext:value-type="float">
            <text:p>3.49886168899288</text:p>
          </table:table-cell>
          <table:table-cell/>
          <table:table-cell table:style-name="ce18"/>
          <table:table-cell office:value-type="string" calcext:value-type="string" table:number-columns-spanned="5" table:number-rows-spanned="1">
            <text:p>Nao realizavel </text:p>
          </table:table-cell>
          <table:covered-table-cell table:number-columns-repeated="4"/>
          <table:table-cell table:number-columns-repeated="998"/>
        </table:table-row>
        <table:table-row table:style-name="ro2">
          <table:table-cell table:style-name="ce2" office:value-type="string" calcext:value-type="string">
            <text:p>z500.txt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46399" calcext:value-type="float">
            <text:p>246399</text:p>
          </table:table-cell>
          <table:table-cell table:style-name="ce4" table:formula="of:=SUM([.E8:.F8])" office:value-type="float" office:value="247399" calcext:value-type="float">
            <text:p>247399</text:p>
          </table:table-cell>
          <table:table-cell table:style-name="ce4" office:value-type="float" office:value="12692" calcext:value-type="float">
            <text:p>12692</text:p>
          </table:table-cell>
          <table:table-cell table:style-name="ce4" office:value-type="float" office:value="417" calcext:value-type="float">
            <text:p>417</text:p>
          </table:table-cell>
          <table:table-cell table:style-name="ce4" table:formula="of:=SUM([.H8:.I8])" office:value-type="float" office:value="13109" calcext:value-type="float">
            <text:p>13109</text:p>
          </table:table-cell>
          <table:table-cell table:style-name="ce27" office:value-type="float" office:value="2650" calcext:value-type="float">
            <text:p>2650</text:p>
          </table:table-cell>
          <table:table-cell table:style-name="ce27" office:value-type="float" office:value="2502" calcext:value-type="float">
            <text:p>2502</text:p>
          </table:table-cell>
          <table:table-cell table:style-name="ce27" table:formula="of:=SUM([.K8:.L8])" office:value-type="float" office:value="5152" calcext:value-type="float">
            <text:p>5152</text:p>
          </table:table-cell>
          <table:table-cell table:formula="of:=LOG([.M8])" office:value-type="float" office:value="3.71197585435176" calcext:value-type="float">
            <text:p>3.71197585435176</text:p>
          </table:table-cell>
          <table:table-cell table:style-name="ce27" office:value-type="float" office:value="2308" calcext:value-type="float">
            <text:p>2308</text:p>
          </table:table-cell>
          <table:table-cell table:style-name="ce27" office:value-type="float" office:value="2502" calcext:value-type="float">
            <text:p>2502</text:p>
          </table:table-cell>
          <table:table-cell table:style-name="ce27" office:value-type="float" office:value="3207" calcext:value-type="float">
            <text:p>3207</text:p>
          </table:table-cell>
          <table:table-cell table:style-name="ce27" table:formula="of:=SUM([.O8:.Q8])" office:value-type="float" office:value="8017" calcext:value-type="float">
            <text:p>8017</text:p>
          </table:table-cell>
          <table:table-cell table:formula="of:=LOG([.R8])" office:value-type="float" office:value="3.90401188359739" calcext:value-type="float">
            <text:p>3.9040118835973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1000.txt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15423" calcext:value-type="float">
            <text:p>1015423</text:p>
          </table:table-cell>
          <table:table-cell table:style-name="ce4" table:formula="of:=SUM([.E9:.F9])" office:value-type="float" office:value="1017423" calcext:value-type="float">
            <text:p>1017423</text:p>
          </table:table-cell>
          <table:table-cell table:style-name="ce4" office:value-type="float" office:value="55860" calcext:value-type="float">
            <text:p>55860</text:p>
          </table:table-cell>
          <table:table-cell table:style-name="ce4" office:value-type="float" office:value="835" calcext:value-type="float">
            <text:p>835</text:p>
          </table:table-cell>
          <table:table-cell table:style-name="ce4" table:formula="of:=SUM([.H9:.I9])" office:value-type="float" office:value="56695" calcext:value-type="float">
            <text:p>56695</text:p>
          </table:table-cell>
          <table:table-cell table:style-name="ce27" office:value-type="float" office:value="5232" calcext:value-type="float">
            <text:p>5232</text:p>
          </table:table-cell>
          <table:table-cell table:style-name="ce27" office:value-type="float" office:value="5010" calcext:value-type="float">
            <text:p>5010</text:p>
          </table:table-cell>
          <table:table-cell table:style-name="ce27" table:formula="of:=SUM([.K9:.L9])" office:value-type="float" office:value="10242" calcext:value-type="float">
            <text:p>10242</text:p>
          </table:table-cell>
          <table:table-cell table:formula="of:=LOG([.M9])" office:value-type="float" office:value="4.01038477149838" calcext:value-type="float">
            <text:p>4.01038477149838</text:p>
          </table:table-cell>
          <table:table-cell table:style-name="ce27" office:value-type="float" office:value="4644" calcext:value-type="float">
            <text:p>4644</text:p>
          </table:table-cell>
          <table:table-cell table:style-name="ce29" office:value-type="float" office:value="5010" calcext:value-type="float">
            <text:p>5010</text:p>
          </table:table-cell>
          <table:table-cell table:style-name="ce27" office:value-type="float" office:value="6572" calcext:value-type="float">
            <text:p>6572</text:p>
          </table:table-cell>
          <table:table-cell table:style-name="ce27" table:formula="of:=SUM([.O9:.Q9])" office:value-type="float" office:value="16226" calcext:value-type="float">
            <text:p>16226</text:p>
          </table:table-cell>
          <table:table-cell table:formula="of:=LOG([.R9])" office:value-type="float" office:value="4.21021147164183" calcext:value-type="float">
            <text:p>4.2102114716418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2000.txt</text:p>
          </table:table-cell>
          <table:table-cell table:number-columns-repeated="2" table:style-name="ce4" office:value-type="float" office:value="2000" calcext:value-type="float">
            <text:p>2000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128470" calcext:value-type="float">
            <text:p>4128470</text:p>
          </table:table-cell>
          <table:table-cell table:style-name="ce4" table:formula="of:=SUM([.E10:.F10])" office:value-type="float" office:value="4132470" calcext:value-type="float">
            <text:p>4132470</text:p>
          </table:table-cell>
          <table:table-cell table:style-name="ce4" office:value-type="float" office:value="216398" calcext:value-type="float">
            <text:p>216398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table:formula="of:=SUM([.H10:.I10])" office:value-type="float" office:value="218082" calcext:value-type="float">
            <text:p>218082</text:p>
          </table:table-cell>
          <table:table-cell table:style-name="ce27" office:value-type="float" office:value="10928" calcext:value-type="float">
            <text:p>10928</text:p>
          </table:table-cell>
          <table:table-cell table:style-name="ce27" office:value-type="float" office:value="10104" calcext:value-type="float">
            <text:p>10104</text:p>
          </table:table-cell>
          <table:table-cell table:style-name="ce27" table:formula="of:=SUM([.K10:.L10])" office:value-type="float" office:value="21032" calcext:value-type="float">
            <text:p>21032</text:p>
          </table:table-cell>
          <table:table-cell table:formula="of:=LOG([.M10])" office:value-type="float" office:value="4.32288057309831" calcext:value-type="float">
            <text:p>4.32288057309831</text:p>
          </table:table-cell>
          <table:table-cell table:style-name="ce27" office:value-type="float" office:value="9372" calcext:value-type="float">
            <text:p>9372</text:p>
          </table:table-cell>
          <table:table-cell table:style-name="ce27" office:value-type="float" office:value="10104" calcext:value-type="float">
            <text:p>10104</text:p>
          </table:table-cell>
          <table:table-cell table:style-name="ce27" office:value-type="float" office:value="13418" calcext:value-type="float">
            <text:p>13418</text:p>
          </table:table-cell>
          <table:table-cell table:style-name="ce27" table:formula="of:=SUM([.O10:.Q10])" office:value-type="float" office:value="32894" calcext:value-type="float">
            <text:p>32894</text:p>
          </table:table-cell>
          <table:table-cell table:formula="of:=LOG([.R10])" office:value-type="float" office:value="4.51711668808589" calcext:value-type="float">
            <text:p>4.5171166880858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5000.txt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24934338" calcext:value-type="float">
            <text:p>24934338</text:p>
          </table:table-cell>
          <table:table-cell table:style-name="ce4" table:formula="of:=SUM([.E11:.F11])" office:value-type="float" office:value="24944338" calcext:value-type="float">
            <text:p>24944338</text:p>
          </table:table-cell>
          <table:table-cell table:style-name="ce4" office:value-type="float" office:value="1089678" calcext:value-type="float">
            <text:p>1089678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table:formula="of:=SUM([.H11:.I11])" office:value-type="float" office:value="1093881" calcext:value-type="float">
            <text:p>1093881</text:p>
          </table:table-cell>
          <table:table-cell table:style-name="ce27" office:value-type="float" office:value="26970" calcext:value-type="float">
            <text:p>26970</text:p>
          </table:table-cell>
          <table:table-cell table:style-name="ce27" office:value-type="float" office:value="25218" calcext:value-type="float">
            <text:p>25218</text:p>
          </table:table-cell>
          <table:table-cell table:style-name="ce27" table:formula="of:=SUM([.K11:.L11])" office:value-type="float" office:value="52188" calcext:value-type="float">
            <text:p>52188</text:p>
          </table:table-cell>
          <table:table-cell table:formula="of:=LOG([.M11])" office:value-type="float" office:value="4.71757065371296" calcext:value-type="float">
            <text:p>4.71757065371296</text:p>
          </table:table-cell>
          <table:table-cell table:style-name="ce27" office:value-type="float" office:value="23242" calcext:value-type="float">
            <text:p>23242</text:p>
          </table:table-cell>
          <table:table-cell table:style-name="ce27" office:value-type="float" office:value="25218" calcext:value-type="float">
            <text:p>25218</text:p>
          </table:table-cell>
          <table:table-cell table:style-name="ce27" office:value-type="float" office:value="33054" calcext:value-type="float">
            <text:p>33054</text:p>
          </table:table-cell>
          <table:table-cell table:style-name="ce27" table:formula="of:=SUM([.O11:.Q11])" office:value-type="float" office:value="81514" calcext:value-type="float">
            <text:p>81514</text:p>
          </table:table-cell>
          <table:table-cell table:formula="of:=LOG([.R11])" office:value-type="float" office:value="4.9112322050662" calcext:value-type="float">
            <text:p>4.911232205066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10000.txt</text:p>
          </table:table-cell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office:value-type="float" office:value="100734627" calcext:value-type="float">
            <text:p>100734627</text:p>
          </table:table-cell>
          <table:table-cell table:style-name="ce4" office:value-type="float" office:value="5718209" calcext:value-type="float">
            <text:p>5718209</text:p>
          </table:table-cell>
          <table:table-cell table:style-name="ce4" office:value-type="float" office:value="4694274" calcext:value-type="float">
            <text:p>4694274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5718209" calcext:value-type="float">
            <text:p>5718209</text:p>
          </table:table-cell>
          <table:table-cell table:style-name="ce27" office:value-type="float" office:value="54918" calcext:value-type="float">
            <text:p>54918</text:p>
          </table:table-cell>
          <table:table-cell table:style-name="ce27" office:value-type="float" office:value="50166" calcext:value-type="float">
            <text:p>50166</text:p>
          </table:table-cell>
          <table:table-cell table:style-name="ce27" table:formula="of:=SUM([.K12:.L12])" office:value-type="float" office:value="105084" calcext:value-type="float">
            <text:p>105084</text:p>
          </table:table-cell>
          <table:table-cell table:formula="of:=LOG([.M12])" office:value-type="float" office:value="5.0215365957553" calcext:value-type="float">
            <text:p>5.0215365957553</text:p>
          </table:table-cell>
          <table:table-cell table:style-name="ce27" office:value-type="float" office:value="46628" calcext:value-type="float">
            <text:p>46628</text:p>
          </table:table-cell>
          <table:table-cell table:style-name="ce27" office:value-type="float" office:value="50166" calcext:value-type="float">
            <text:p>50166</text:p>
          </table:table-cell>
          <table:table-cell table:style-name="ce27" office:value-type="float" office:value="65931" calcext:value-type="float">
            <text:p>65931</text:p>
          </table:table-cell>
          <table:table-cell table:style-name="ce27" table:formula="of:=SUM([.O12:.Q12])" office:value-type="float" office:value="162725" calcext:value-type="float">
            <text:p>162725</text:p>
          </table:table-cell>
          <table:table-cell table:formula="of:=LOG([.R12])" office:value-type="float" office:value="5.21145428021392" calcext:value-type="float">
            <text:p>5.2114542802139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20000.txt</text:p>
          </table:table-cell>
          <table:table-cell table:number-columns-repeated="2" table:style-name="ce4" office:value-type="float" office:value="20000" calcext:value-type="float">
            <text:p>20000</text:p>
          </table:table-cell>
          <table:table-cell table:style-name="ce4" office:value-type="float" office:value="1674" calcext:value-type="float">
            <text:p>1674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401065992" calcext:value-type="float">
            <text:p>401065992</text:p>
          </table:table-cell>
          <table:table-cell table:style-name="ce4" office:value-type="float" office:value="21748664" calcext:value-type="float">
            <text:p>21748664</text:p>
          </table:table-cell>
          <table:table-cell table:style-name="ce4" office:value-type="float" office:value="17944988" calcext:value-type="float">
            <text:p>17944988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21748664" calcext:value-type="float">
            <text:p>21748664</text:p>
          </table:table-cell>
          <table:table-cell table:style-name="ce27" office:value-type="float" office:value="109542" calcext:value-type="float">
            <text:p>109542</text:p>
          </table:table-cell>
          <table:table-cell table:style-name="ce27" office:value-type="float" office:value="100764" calcext:value-type="float">
            <text:p>100764</text:p>
          </table:table-cell>
          <table:table-cell table:style-name="ce27" table:formula="of:=SUM([.K13:.L13])" office:value-type="float" office:value="210306" calcext:value-type="float">
            <text:p>210306</text:p>
          </table:table-cell>
          <table:table-cell table:formula="of:=LOG([.M13])" office:value-type="float" office:value="5.32285166322232" calcext:value-type="float">
            <text:p>5.32285166322232</text:p>
          </table:table-cell>
          <table:table-cell table:style-name="ce27" office:value-type="float" office:value="93566" calcext:value-type="float">
            <text:p>93566</text:p>
          </table:table-cell>
          <table:table-cell table:style-name="ce27" office:value-type="float" office:value="100764" calcext:value-type="float">
            <text:p>100764</text:p>
          </table:table-cell>
          <table:table-cell table:style-name="ce27" office:value-type="float" office:value="133245" calcext:value-type="float">
            <text:p>133245</text:p>
          </table:table-cell>
          <table:table-cell table:style-name="ce27" table:formula="of:=SUM([.O13:.Q13])" office:value-type="float" office:value="327575" calcext:value-type="float">
            <text:p>327575</text:p>
          </table:table-cell>
          <table:table-cell table:formula="of:=LOG([.R13])" office:value-type="float" office:value="5.51531074969294" calcext:value-type="float">
            <text:p>5.5153107496929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50000.txt</text:p>
          </table:table-cell>
          <table:table-cell table:number-columns-repeated="2" table:style-name="ce4" office:value-type="float" office:value="50000" calcext:value-type="float">
            <text:p>50000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2495487263" calcext:value-type="float">
            <text:p>2495487263</text:p>
          </table:table-cell>
          <table:table-cell table:style-name="ce4" table:formula="of:=SUM([.E14:.F14])" office:value-type="float" office:value="2495587263" calcext:value-type="float">
            <text:p>2495587263</text:p>
          </table:table-cell>
          <table:table-cell table:style-name="ce4" office:value-type="float" office:value="107105824" calcext:value-type="float">
            <text:p>107105824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table:formula="of:=SUM([.H14:.I14])" office:value-type="float" office:value="107147636" calcext:value-type="float">
            <text:p>107147636</text:p>
          </table:table-cell>
          <table:table-cell table:style-name="ce27" office:value-type="float" office:value="279744" calcext:value-type="float">
            <text:p>279744</text:p>
          </table:table-cell>
          <table:table-cell table:style-name="ce27" office:value-type="float" office:value="250872" calcext:value-type="float">
            <text:p>250872</text:p>
          </table:table-cell>
          <table:table-cell table:style-name="ce27" table:formula="of:=SUM([.K14:.L14])" office:value-type="float" office:value="530616" calcext:value-type="float">
            <text:p>530616</text:p>
          </table:table-cell>
          <table:table-cell table:formula="of:=LOG([.M14])" office:value-type="float" office:value="5.72478034140007" calcext:value-type="float">
            <text:p>5.72478034140007</text:p>
          </table:table-cell>
          <table:table-cell table:style-name="ce27" office:value-type="float" office:value="236778" calcext:value-type="float">
            <text:p>236778</text:p>
          </table:table-cell>
          <table:table-cell table:style-name="ce27" office:value-type="float" office:value="250872" calcext:value-type="float">
            <text:p>250872</text:p>
          </table:table-cell>
          <table:table-cell table:style-name="ce27" office:value-type="float" office:value="332696" calcext:value-type="float">
            <text:p>332696</text:p>
          </table:table-cell>
          <table:table-cell table:style-name="ce33" table:formula="of:=SUM([.O14:.Q14])" office:value-type="float" office:value="820346" calcext:value-type="float">
            <text:p>820346</text:p>
          </table:table-cell>
          <table:table-cell table:formula="of:=LOG([.R14])" office:value-type="float" office:value="5.91399706481935" calcext:value-type="float">
            <text:p>5.9139970648193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100000.txt</text:p>
          </table:table-cell>
          <table:table-cell table:number-columns-repeated="2" table:style-name="ce4" office:value-type="float" office:value="100000" calcext:value-type="float">
            <text:p>100000</text:p>
          </table:table-cell>
          <table:table-cell table:style-name="ce4" office:value-type="float" office:value="83744" calcext:value-type="float">
            <text:p>83744</text:p>
          </table:table-cell>
          <table:table-cell table:style-name="ce16" office:value-type="float" office:value="200000" calcext:value-type="float">
            <text:p>200000</text:p>
          </table:table-cell>
          <table:table-cell table:style-name="ce16" office:value-type="float" office:value="10072588730" calcext:value-type="float">
            <text:p>10072588730</text:p>
          </table:table-cell>
          <table:table-cell table:style-name="ce16" table:formula="of:=SUM([.E15:.F15])" office:value-type="float" office:value="10072788730" calcext:value-type="float">
            <text:p>10072788730</text:p>
          </table:table-cell>
          <table:table-cell table:style-name="ce4" office:value-type="float" office:value="455314802" calcext:value-type="float">
            <text:p>455314802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table:formula="of:=SUM([.H15:.I15])" office:value-type="float" office:value="455398546" calcext:value-type="float">
            <text:p>455398546</text:p>
          </table:table-cell>
          <table:table-cell table:style-name="ce27" office:value-type="float" office:value="561102" calcext:value-type="float">
            <text:p>561102</text:p>
          </table:table-cell>
          <table:table-cell table:style-name="ce27" office:value-type="float" office:value="502464" calcext:value-type="float">
            <text:p>502464</text:p>
          </table:table-cell>
          <table:table-cell table:style-name="ce27" table:formula="of:=SUM([.K15:.L15])" office:value-type="float" office:value="1063566" calcext:value-type="float">
            <text:p>1063566</text:p>
          </table:table-cell>
          <table:table-cell table:formula="of:=LOG([.M15])" office:value-type="float" office:value="6.02676444538724" calcext:value-type="float">
            <text:p>6.02676444538724</text:p>
          </table:table-cell>
          <table:table-cell table:style-name="ce4" office:value-type="float" office:value="471106" calcext:value-type="float">
            <text:p>471106</text:p>
          </table:table-cell>
          <table:table-cell table:style-name="ce4" office:value-type="float" office:value="502464" calcext:value-type="float">
            <text:p>502464</text:p>
          </table:table-cell>
          <table:table-cell table:style-name="ce4" office:value-type="float" office:value="666388" calcext:value-type="float">
            <text:p>666388</text:p>
          </table:table-cell>
          <table:table-cell table:style-name="ce4" table:formula="of:=SUM([.O15:.Q15])" office:value-type="float" office:value="1639958" calcext:value-type="float">
            <text:p>1639958</text:p>
          </table:table-cell>
          <table:table-cell table:formula="of:=LOG([.R15])" office:value-type="float" office:value="6.21483272572952" calcext:value-type="float">
            <text:p>6.2148327257295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200000.txt</text:p>
          </table:table-cell>
          <table:table-cell table:number-columns-repeated="2" table:style-name="ce4" office:value-type="float" office:value="200000" calcext:value-type="float">
            <text:p>200000</text:p>
          </table:table-cell>
          <table:table-cell table:style-name="ce4" office:value-type="float" office:value="167760" calcext:value-type="float">
            <text:p>167760</text:p>
          </table:table-cell>
          <table:table-cell table:style-name="ce17" office:value-type="float" office:value="400000" calcext:value-type="float">
            <text:p>400000</text:p>
          </table:table-cell>
          <table:table-cell table:style-name="ce17" office:value-type="float" office:value="40196812032" calcext:value-type="float">
            <text:p>40196812032</text:p>
          </table:table-cell>
          <table:table-cell table:style-name="ce17" table:formula="of:=SUM([.E16:.F16])" office:value-type="float" office:value="40197212032" calcext:value-type="float">
            <text:p>40197212032</text:p>
          </table:table-cell>
          <table:table-cell table:style-name="ce4" office:value-type="float" office:value="1769417466" calcext:value-type="float">
            <text:p>1769417466</text:p>
          </table:table-cell>
          <table:table-cell table:style-name="ce4" office:value-type="float" office:value="167760" calcext:value-type="float">
            <text:p>167760</text:p>
          </table:table-cell>
          <table:table-cell table:style-name="ce4" table:formula="of:=SUM([.H16:.I16])" office:value-type="float" office:value="1769585226" calcext:value-type="float">
            <text:p>1769585226</text:p>
          </table:table-cell>
          <table:table-cell table:style-name="ce27" office:value-type="float" office:value="1125134" calcext:value-type="float">
            <text:p>1125134</text:p>
          </table:table-cell>
          <table:table-cell table:style-name="ce27" office:value-type="float" office:value="1006560" calcext:value-type="float">
            <text:p>1006560</text:p>
          </table:table-cell>
          <table:table-cell table:style-name="ce27" table:formula="of:=SUM([.K16:.L16])" office:value-type="float" office:value="2131694" calcext:value-type="float">
            <text:p>2131694</text:p>
          </table:table-cell>
          <table:table-cell table:formula="of:=LOG([.M16])" office:value-type="float" office:value="6.32872486280794" calcext:value-type="float">
            <text:p>6.32872486280794</text:p>
          </table:table-cell>
          <table:table-cell table:style-name="ce4" office:value-type="float" office:value="941508" calcext:value-type="float">
            <text:p>941508</text:p>
          </table:table-cell>
          <table:table-cell table:style-name="ce20" office:value-type="float" office:value="1006560" calcext:value-type="float">
            <text:p>1006560</text:p>
          </table:table-cell>
          <table:table-cell table:style-name="ce4" office:value-type="float" office:value="1333464" calcext:value-type="float">
            <text:p>1333464</text:p>
          </table:table-cell>
          <table:table-cell table:style-name="ce4" table:formula="of:=SUM([.O16:.Q16])" office:value-type="float" office:value="3281532" calcext:value-type="float">
            <text:p>3281532</text:p>
          </table:table-cell>
          <table:table-cell table:formula="of:=LOG([.R16])" office:value-type="float" office:value="6.51607664365485" calcext:value-type="float">
            <text:p>6.5160766436548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z500000.txt</text:p>
          </table:table-cell>
          <table:table-cell table:number-columns-repeated="2" table:style-name="ce4" office:value-type="float" office:value="500000" calcext:value-type="float">
            <text:p>500000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18" office:value-type="float" office:value="1000000" calcext:value-type="float">
            <text:p>1000000</text:p>
          </table:table-cell>
          <table:table-cell table:style-name="ce18" office:value-type="float" office:value="250812701212" calcext:value-type="float">
            <text:p>250812701212</text:p>
          </table:table-cell>
          <table:table-cell table:style-name="ce18" table:formula="of:=SUM([.E17:.F17])" office:value-type="float" office:value="250813701212" calcext:value-type="float">
            <text:p>250813701212</text:p>
          </table:table-cell>
          <table:table-cell table:style-name="ce16" office:value-type="float" office:value="11001891148" calcext:value-type="float">
            <text:p>11001891148</text:p>
          </table:table-cell>
          <table:table-cell table:style-name="ce16" office:value-type="float" office:value="419003" calcext:value-type="float">
            <text:p>419003</text:p>
          </table:table-cell>
          <table:table-cell table:style-name="ce16" table:formula="of:=SUM([.H17:.I17])" office:value-type="float" office:value="11002310151" calcext:value-type="float">
            <text:p>11002310151</text:p>
          </table:table-cell>
          <table:table-cell table:style-name="ce27" office:value-type="float" office:value="2804546" calcext:value-type="float">
            <text:p>2804546</text:p>
          </table:table-cell>
          <table:table-cell table:style-name="ce27" office:value-type="float" office:value="2514018" calcext:value-type="float">
            <text:p>2514018</text:p>
          </table:table-cell>
          <table:table-cell table:style-name="ce27" table:formula="of:=SUM([.K17:.L17])" office:value-type="float" office:value="5318564" calcext:value-type="float">
            <text:p>5318564</text:p>
          </table:table-cell>
          <table:table-cell table:formula="of:=LOG([.M17])" office:value-type="float" office:value="6.72579438961459" calcext:value-type="float">
            <text:p>6.72579438961459</text:p>
          </table:table-cell>
          <table:table-cell table:style-name="ce4" office:value-type="float" office:value="2355498" calcext:value-type="float">
            <text:p>2355498</text:p>
          </table:table-cell>
          <table:table-cell table:style-name="ce4" office:value-type="float" office:value="2514018" calcext:value-type="float">
            <text:p>2514018</text:p>
          </table:table-cell>
          <table:table-cell table:style-name="ce31" office:value-type="string" calcext:value-type="string">
            <text:p><text:span text:style-name="T4">3330196</text:span></text:p>
          </table:table-cell>
          <table:table-cell table:style-name="ce4" table:formula="of:=SUM([.O17:.Q17])+330196" office:value-type="float" office:value="5199712" calcext:value-type="float">
            <text:p>5199712</text:p>
          </table:table-cell>
          <table:table-cell table:formula="of:=LOG([.R17])" office:value-type="float" office:value="6.71597928973584" calcext:value-type="float">
            <text:p>6.71597928973584</text:p>
          </table:table-cell>
          <table:table-cell table:number-columns-repeated="1005"/>
        </table:table-row>
        <table:table-row table:style-name="ro4">
          <table:table-cell table:style-name="ce10" office:value-type="string" calcext:value-type="string">
            <text:p>x̄<text:span text:style-name="T2"> </text:span><text:span text:style-name="T3">Total</text:span></text:p>
          </table:table-cell>
          <table:table-cell table:number-columns-repeated="5"/>
          <table:table-cell table:formula="of:=AVERAGE([.G3:.G17])" office:value-type="float" office:value="20242476930.4667" calcext:value-type="float">
            <text:p>20242476930.4667</text:p>
          </table:table-cell>
          <table:table-cell table:number-columns-repeated="2"/>
          <table:table-cell table:formula="of:=AVERAGE([.J3:.J17])" office:value-type="float" office:value="890886325.066667" calcext:value-type="float">
            <text:p>890886325.066667</text:p>
          </table:table-cell>
          <table:table-cell/>
          <table:table-cell table:style-name="ce6"/>
          <table:table-cell table:formula="of:=AVERAGE([.M3:.M17])" office:value-type="float" office:value="630139.333333333" calcext:value-type="float">
            <text:p>630139.333333333</text:p>
          </table:table-cell>
          <table:table-cell table:number-columns-repeated="3"/>
          <table:table-cell table:style-name="ce4"/>
          <table:table-cell table:formula="of:=AVERAGE([.R3:.R17])" office:value-type="float" office:value="771762.6" calcext:value-type="float">
            <text:p>771762.6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formula="of:=SUM([.G3:.G17])" office:value-type="float" office:value="303637153957" calcext:value-type="float">
            <text:p>303637153957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 table:number-columns-spanned="2" table:number-rows-spanned="1">
            <text:p><text:s/>Conclusões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12"/>
          <table:table-cell table:style-name="ce21" table:number-columns-spanned="8" table:number-rows-spanned="8"/>
          <table:covered-table-cell table:number-columns-repeated="7"/>
          <table:table-cell table:number-columns-repeated="1004"/>
        </table:table-row>
        <table:table-row table:style-name="ro2">
          <table:table-cell table:number-columns-repeated="12"/>
          <table:covered-table-cell table:number-columns-repeated="8"/>
          <table:table-cell table:number-columns-repeated="1004"/>
        </table:table-row>
        <table:table-row table:style-name="ro2">
          <table:table-cell table:number-columns-repeated="12"/>
          <table:covered-table-cell table:number-columns-repeated="8"/>
          <table:table-cell table:number-columns-repeated="1004"/>
        </table:table-row>
        <table:table-row table:style-name="ro2">
          <table:table-cell/>
          <table:table-cell office:value-type="string" calcext:value-type="string" table:number-columns-spanned="2" table:number-rows-spanned="1">
            <text:p>Realizado por:</text:p>
          </table:table-cell>
          <table:covered-table-cell/>
          <table:table-cell table:number-columns-repeated="9"/>
          <table:covered-table-cell table:number-columns-repeated="8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João Barreiros Coelho Rodrigues nº99968</text:p>
          </table:table-cell>
          <table:covered-table-cell table:number-columns-repeated="3"/>
          <table:table-cell table:number-columns-repeated="6"/>
          <table:covered-table-cell table:number-columns-repeated="8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Henrique Ramos Delfino <text:s text:c="14"/>nª99957</text:p>
          </table:table-cell>
          <table:covered-table-cell table:number-columns-repeated="3"/>
          <table:table-cell table:number-columns-repeated="6"/>
          <table:covered-table-cell table:number-columns-repeated="8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IST-LEEC</text:p>
          </table:table-cell>
          <table:covered-table-cell table:number-columns-repeated="3"/>
          <table:table-cell table:number-columns-repeated="6"/>
          <table:covered-table-cell table:number-columns-repeated="8"/>
          <table:table-cell table:number-columns-repeated="1004"/>
        </table:table-row>
        <table:table-row table:style-name="ro2">
          <table:table-cell table:number-columns-repeated="12"/>
          <table:covered-table-cell table:number-columns-repeated="8"/>
          <table:table-cell table:number-columns-repeated="1004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WQU_Total" table:base-cell-address="$Folha1.$P$1" table:cell-range-address="$Folha1.$P$1:.$P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0:06:24.7134191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que Delfino</meta:initial-creator>
    <meta:creation-date>2021-09-30T09:40:53</meta:creation-date>
    <dc:date>2021-10-04T15:39:22.023209870</dc:date>
    <meta:generator>LibreOffice/7.2.1.2$Linux_X86_64 LibreOffice_project/20$Build-2</meta:generator>
    <meta:editing-duration>PT6H18M</meta:editing-duration>
    <meta:editing-cycles>15</meta:editing-cycles>
    <meta:document-statistic meta:table-count="1" meta:cell-count="323" meta:object-count="5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15cm" svg:height="12.046cm" xlink:href=".." xlink:type="simple" chart:class="chart:scatter" chart:style-name="ch1">
        <chart:title svg:x="8.902cm" svg:y="0.376cm" chart:style-name="ch2">
          <text:p>Quick Find</text:p>
        </chart:title>
        <chart:subtitle svg:x="5.78cm" svg:y="1.395cm" chart:style-name="ch3">
          <text:p>Total de operações em função do número de nós</text:p>
        </chart:subtitle>
        <chart:legend chart:legend-position="end" svg:x="15.226cm" svg:y="5.475cm" style:legend-expansion="high" chart:style-name="ch4"/>
        <chart:plot-area chart:style-name="ch5" table:cell-range-address="Folha1.B3:Folha1.B17 Folha1.G3:Folha1.G17" svg:x="1.413cm" svg:y="2.318cm" svg:width="13.411cm" svg:height="8.507cm">
          <chart:coordinate-region svg:x="3.887cm" svg:y="2.517cm" svg:width="10.38cm" svg:height="7.661cm"/>
          <chart:axis chart:dimension="x" chart:name="primary-x" chart:style-name="ch6">
            <chart:title svg:x="6.949cm" svg:y="11.065cm" chart:style-name="ch7">
              <text:p>Número de nós</text:p>
            </chart:title>
          </chart:axis>
          <chart:axis chart:dimension="y" chart:name="primary-y" chart:style-name="ch8">
            <chart:title svg:x="0.451cm" svg:y="9.525cm" chart:style-name="ch9">
              <text:p>Número total de operações elementares</text:p>
            </chart:title>
            <chart:grid chart:style-name="ch10" chart:class="major"/>
          </chart:axis>
          <chart:series chart:style-name="ch11" chart:values-cell-range-address="Folha1.G3:Folha1.G17" chart:class="chart:scatter">
            <chart:domain table:cell-range-address="Folha1.B3:Folha1.B17"/>
            <chart:regression-curve chart:style-name="ch12">
              <chart:equation chart:display-equation="true" chart:display-r-square="true" svg:x="3.534cm" svg:y="2.552cm"/>
            </chart:regression-curve>
            <chart:data-point chart:repeated="1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39">
                <text:p>139</text:p>
                <draw:g>
                  <svg:desc>Folha1.G3:Folha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789">
                <text:p>10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1918">
                <text:p>41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47399">
                <text:p>247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017423">
                <text:p>1017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4132470">
                <text:p>4132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24944338">
                <text:p>24944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5718209">
                <text:p>5718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21748664">
                <text:p>21748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2495587263">
                <text:p>2495587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10072788730">
                <text:p>100727887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40197212032">
                <text:p>40197212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250813701212">
                <text:p>25081370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2a6099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03cm" svg:height="13.93cm" xlink:href=".." xlink:type="simple" chart:class="chart:scatter" chart:style-name="ch1">
        <chart:title svg:x="9.001cm" svg:y="0.414cm" chart:style-name="ch2">
          <text:p>Quick Union</text:p>
        </chart:title>
        <chart:subtitle svg:x="6.024cm" svg:y="1.471cm" chart:style-name="ch3">
          <text:p>Total de operações em função do número de nós</text:p>
        </chart:subtitle>
        <chart:legend chart:legend-position="end" svg:x="15.793cm" svg:y="6.417cm" style:legend-expansion="high" chart:style-name="ch4"/>
        <chart:plot-area chart:style-name="ch5" table:cell-range-address="Folha1.B3:Folha1.B17 Folha1.J3:Folha1.J17" svg:x="1.423cm" svg:y="2.432cm" svg:width="13.958cm" svg:height="10.239cm">
          <chart:coordinate-region svg:x="3.526cm" svg:y="2.631cm" svg:width="11.113cm" svg:height="9.393cm"/>
          <chart:axis chart:dimension="x" chart:name="primary-x" chart:style-name="ch6">
            <chart:title svg:x="5.448cm" svg:y="12.949cm" chart:style-name="ch7">
              <text:p>Número total de operações elementares</text:p>
            </chart:title>
          </chart:axis>
          <chart:axis chart:dimension="y" chart:name="primary-y" chart:style-name="ch8">
            <chart:title svg:x="0.451cm" svg:y="8.72cm" chart:style-name="ch9">
              <text:p>Número de nós</text:p>
            </chart:title>
            <chart:grid chart:style-name="ch10" chart:class="major"/>
          </chart:axis>
          <chart:series chart:style-name="ch11" chart:values-cell-range-address="Folha1.J3:Folha1.J17" chart:class="chart:scatter">
            <chart:domain table:cell-range-address="Folha1.B3:Folha1.B17"/>
            <chart:regression-curve chart:style-name="ch12">
              <chart:equation chart:display-equation="true" chart:display-r-square="true" svg:x="3.443cm" svg:y="2.602cm"/>
            </chart:regression-curve>
            <chart:data-point chart:repeated="1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38">
                <text:p>38</text:p>
                <draw:g>
                  <svg:desc>Folha1.J3:Folha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3109">
                <text:p>13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56695">
                <text:p>56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18082">
                <text:p>218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093881">
                <text:p>1093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5718209">
                <text:p>5718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21748664">
                <text:p>21748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07147636">
                <text:p>107147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455398546">
                <text:p>455398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1769585226">
                <text:p>1769585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1002310151">
                <text:p>11002310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111111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67cm" svg:height="12.3cm" xlink:href=".." xlink:type="simple" chart:class="chart:scatter" chart:style-name="ch1">
        <chart:title svg:x="8.64cm" svg:y="0.382cm" chart:style-name="ch2">
          <text:p>Weighted Quick Union</text:p>
        </chart:title>
        <chart:subtitle svg:x="6.656cm" svg:y="1.407cm" chart:style-name="ch3">
          <text:p>Total de operações em função do número de nós</text:p>
        </chart:subtitle>
        <chart:legend chart:legend-position="end" svg:x="16.925cm" svg:y="5.602cm" style:legend-expansion="high" chart:style-name="ch4"/>
        <chart:plot-area chart:style-name="ch5" table:cell-range-address="Folha1.B3:Folha1.B17 Folha1.N3:Folha1.N17" svg:x="1.818cm" svg:y="2.336cm" svg:width="14.67cm" svg:height="8.737cm">
          <chart:coordinate-region svg:x="2.254cm" svg:y="2.535cm" svg:width="13.677cm" svg:height="7.891cm"/>
          <chart:axis chart:dimension="x" chart:name="primary-x" chart:style-name="ch6">
            <chart:title svg:x="7.984cm" svg:y="11.319cm" chart:style-name="ch7">
              <text:p>Número de nós</text:p>
            </chart:title>
          </chart:axis>
          <chart:axis chart:dimension="y" chart:name="primary-y" chart:style-name="ch8">
            <chart:title svg:x="0.451cm" svg:y="9.698cm" chart:style-name="ch9">
              <text:p>Log(Número de operações elementares)
</text:p>
            </chart:title>
            <chart:grid chart:style-name="ch10" chart:class="major"/>
          </chart:axis>
          <chart:series chart:style-name="ch11" chart:values-cell-range-address="Folha1.N3:Folha1.N17" chart:class="chart:scatter">
            <chart:domain table:cell-range-address="Folha1.B3:Folha1.B17"/>
            <chart:regression-curve chart:style-name="ch12">
              <chart:equation chart:display-equation="true" chart:display-r-square="true" svg:x="2.031cm" svg:y="2.517cm"/>
            </chart:regression-curve>
            <chart:data-point chart:repeated="9"/>
            <chart:data-point chart:style-name="ch13" chart:repeated="2"/>
            <chart:data-point chart:repeated="2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.92427928606188">
                <text:p>1.92427928606188</text:p>
                <draw:g>
                  <svg:desc>Folha1.N3:Folha1.N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.67942789661212">
                <text:p>2.67942789661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98497712641549">
                <text:p>2.98497712641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28869626059026">
                <text:p>3.28869626059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71197585435176">
                <text:p>3.71197585435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4.01038477149838">
                <text:p>4.01038477149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4.32288057309831">
                <text:p>4.32288057309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4.71757065371296">
                <text:p>4.71757065371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5.0215365957553">
                <text:p>5.0215365957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5.32285166322232">
                <text:p>5.32285166322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5.72478034140007">
                <text:p>5.72478034140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6.02676444538724">
                <text:p>6.02676444538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6.32872486280794">
                <text:p>6.32872486280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6.72579438961459">
                <text:p>6.72579438961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svg:stroke-color="#55308d" draw:fill-color="#55308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91cm" svg:height="11.791cm" xlink:href=".." xlink:type="simple" chart:class="chart:scatter" chart:style-name="ch1">
        <chart:title svg:x="7.18cm" svg:y="0.371cm" chart:style-name="ch2">
          <text:p>Compressed Weighted Quick Union</text:p>
        </chart:title>
        <chart:subtitle svg:x="6.518cm" svg:y="1.385cm" chart:style-name="ch3">
          <text:p>Total de operações em função do número de nós</text:p>
        </chart:subtitle>
        <chart:legend chart:legend-position="end" svg:x="17.495cm" svg:y="5.347cm" style:legend-expansion="high" chart:style-name="ch4"/>
        <chart:plot-area chart:style-name="ch5" table:cell-range-address="Folha1.B3:Folha1.B17 Folha1.R3:Folha1.R17" svg:x="1.388cm" svg:y="2.411cm" svg:width="15.62cm" svg:height="8.269cm">
          <chart:coordinate-region svg:x="2.935cm" svg:y="2.61cm" svg:width="13.516cm" svg:height="7.423cm"/>
          <chart:axis chart:dimension="x" chart:name="primary-x" chart:style-name="ch6">
            <chart:title svg:x="8.029cm" svg:y="10.915cm" chart:style-name="ch7">
              <text:p>Número de nós</text:p>
            </chart:title>
          </chart:axis>
          <chart:axis chart:dimension="y" chart:name="primary-y" chart:style-name="ch8">
            <chart:title svg:x="0.397cm" svg:y="9.539cm" chart:style-name="ch9">
              <text:p>Log(Número de operações elementares)</text:p>
            </chart:title>
            <chart:grid chart:style-name="ch10" chart:class="major"/>
          </chart:axis>
          <chart:series chart:style-name="ch11" chart:values-cell-range-address="Folha1.R3:Folha1.R17" chart:class="chart:scatter">
            <chart:domain table:cell-range-address="Folha1.B3:Folha1.B17"/>
            <chart:regression-curve chart:style-name="ch12">
              <chart:equation chart:display-equation="true" chart:display-r-square="true" svg:x="2.935cm" svg:y="2.743cm"/>
            </chart:regression-curve>
            <chart:data-point chart:repeated="12"/>
            <chart:data-point chart:style-name="ch13" chart:repeated="2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43">
                <text:p>143</text:p>
                <draw:g>
                  <svg:desc>Folha1.R3:Folha1.R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6226">
                <text:p>16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2894">
                <text:p>32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81514">
                <text:p>81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62725">
                <text:p>162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327575">
                <text:p>327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820346">
                <text:p>820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1639958">
                <text:p>1639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3281532">
                <text:p>3281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5199712">
                <text:p>51997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